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115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Calibri1" fo:language="en" fo:country="US" style:font-name-asian="Calibri1" style:language-asian="en" style:country-asian="US" style:font-name-complex="Calibri1" style:font-size-complex="6.25pt" style:language-complex="en" style:country-complex="US"/>
    </style:style>
    <style:style style:name="ce4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Init-Ach" table:style-name="ta1" table:print="false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Site.Acrony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thic.Tech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itude.masl</text:p>
          </table:table-cell>
          <table:table-cell office:value-type="string" calcext:value-type="string">
            <text:p>Ages</text:p>
          </table:table-cell>
        </table:table-row>
        <table:table-row table:style-name="ro1">
          <table:table-cell office:value-type="string" calcext:value-type="string">
            <text:p>La Boella</text:p>
          </table:table-cell>
          <table:table-cell office:value-type="string" calcext:value-type="string">
            <text:p>BOEL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Ach</text:p>
          </table:table-cell>
          <table:table-cell table:style-name="ce7" office:value-type="float" office:value="41.136036" calcext:value-type="float">
            <text:p>41,136</text:p>
          </table:table-cell>
          <table:table-cell table:style-name="ce7" office:value-type="float" office:value="1.169882" calcext:value-type="float">
            <text:p>1,1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~1</text:p>
          </table:table-cell>
        </table:table-row>
        <table:table-row table:style-name="ro1">
          <table:table-cell office:value-type="string" calcext:value-type="string">
            <text:p>Ubeidiya</text:p>
          </table:table-cell>
          <table:table-cell office:value-type="string" calcext:value-type="string">
            <text:p>UBD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Ach</text:p>
          </table:table-cell>
          <table:table-cell table:style-name="ce7" office:value-type="float" office:value="32.6897173386607" calcext:value-type="float">
            <text:p>32,690</text:p>
          </table:table-cell>
          <table:table-cell table:style-name="ce7" office:value-type="float" office:value="35.5565180989184" calcext:value-type="float">
            <text:p>35,55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Gesher Benot Ya‘aqov</text:p>
          </table:table-cell>
          <table:table-cell office:value-type="string" calcext:value-type="string">
            <text:p>GBY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Ach</text:p>
          </table:table-cell>
          <table:table-cell table:style-name="ce7" office:value-type="float" office:value="33.007444" calcext:value-type="float">
            <text:p>33,007</text:p>
          </table:table-cell>
          <table:table-cell table:style-name="ce7" office:value-type="float" office:value="35.629507" calcext:value-type="float">
            <text:p>35,63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Notarchirico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Ach</text:p>
          </table:table-cell>
          <table:table-cell table:style-name="ce7" office:value-type="float" office:value="40.9688359541963" calcext:value-type="float">
            <text:p>40,969</text:p>
          </table:table-cell>
          <table:table-cell table:style-name="ce7" office:value-type="float" office:value="15.8884236711362" calcext:value-type="float">
            <text:p>15,88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La Noira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Ach</text:p>
          </table:table-cell>
          <table:table-cell table:style-name="ce7" office:value-type="float" office:value="47.1940589409846" calcext:value-type="float">
            <text:p>47,194</text:p>
          </table:table-cell>
          <table:table-cell table:style-name="ce7" office:value-type="float" office:value="2.03417509546166" calcext:value-type="float">
            <text:p>2,0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5</text:p>
          </table:table-cell>
        </table:table-row>
        <table:table-row table:style-name="ro2" table:number-rows-repeated="104856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ch-IP" table:style-name="ta1" table:print="false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Site</text:p>
          </table:table-cell>
          <table:table-cell table:style-name="ce8" office:value-type="string" calcext:value-type="string">
            <text:p>Site.Acronym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Lithic.Tech</text:p>
          </table:table-cell>
          <table:table-cell table:style-name="ce8" office:value-type="string" calcext:value-type="string">
            <text:p>latitude</text:p>
          </table:table-cell>
          <table:table-cell table:style-name="ce8" office:value-type="string" calcext:value-type="string">
            <text:p>longitude</text:p>
          </table:table-cell>
          <table:table-cell table:style-name="ce8" office:value-type="string" calcext:value-type="string">
            <text:p>Altitude.masl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La Boella</text:p>
          </table:table-cell>
          <table:table-cell office:value-type="string" calcext:value-type="string">
            <text:p>BOEL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Ear.Ple.Cal</text:p>
          </table:table-cell>
          <table:table-cell office:value-type="string" calcext:value-type="string">
            <text:p>Ach</text:p>
          </table:table-cell>
          <table:table-cell table:style-name="ce7" office:value-type="float" office:value="41.136036" calcext:value-type="float">
            <text:p>41,136</text:p>
          </table:table-cell>
          <table:table-cell table:style-name="ce7" office:value-type="float" office:value="1.169882" calcext:value-type="float">
            <text:p>1,17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va Negra del Estrecho del Río Quípar</text:p>
          </table:table-cell>
          <table:table-cell office:value-type="string" calcext:value-type="string">
            <text:p>CNERQ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ar.Ple.Cal</text:p>
          </table:table-cell>
          <table:table-cell office:value-type="string" calcext:value-type="string">
            <text:p>Ach</text:p>
          </table:table-cell>
          <table:table-cell table:style-name="ce7" office:value-type="float" office:value="38.036763" calcext:value-type="float">
            <text:p>38,037</text:p>
          </table:table-cell>
          <table:table-cell table:style-name="ce7" office:value-type="float" office:value="-1.885024" calcext:value-type="float">
            <text:p>-1,885</text:p>
          </table:table-cell>
          <table:table-cell office:value-type="float" office:value="740" calcext:value-type="float">
            <text:p>7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brona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1.159983" calcext:value-type="float">
            <text:p>41,160</text:p>
          </table:table-cell>
          <table:table-cell table:style-name="ce7" office:value-type="float" office:value="-2.498856" calcext:value-type="float">
            <text:p>-2,499</text:p>
          </table:table-cell>
          <table:table-cell office:value-type="float" office:value="1140" calcext:value-type="float">
            <text:p>11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va del Ángel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EMP</text:p>
          </table:table-cell>
          <table:table-cell table:style-name="ce7" office:value-type="float" office:value="37.3697730388995" calcext:value-type="float">
            <text:p>37,370</text:p>
          </table:table-cell>
          <table:table-cell table:style-name="ce7" office:value-type="float" office:value="-4.47897206137583" calcext:value-type="float">
            <text:p>-4,479</text:p>
          </table:table-cell>
          <table:table-cell office:value-type="float" office:value="600" calcext:value-type="float">
            <text:p>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dos II</text:p>
          </table:table-cell>
          <table:table-cell office:value-type="string" calcext:value-type="string">
            <text:p>ARII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0.303151" calcext:value-type="float">
            <text:p>40,303</text:p>
          </table:table-cell>
          <table:table-cell table:style-name="ce7" office:value-type="float" office:value="-3.522877" calcext:value-type="float">
            <text:p>-3,523</text:p>
          </table:table-cell>
          <table:table-cell office:value-type="float" office:value="530" calcext:value-type="float">
            <text:p>5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ana del Zamborino</text:p>
          </table:table-cell>
          <table:table-cell office:value-type="string" calcext:value-type="string">
            <text:p>SDZA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7.387955" calcext:value-type="float">
            <text:p>37,388</text:p>
          </table:table-cell>
          <table:table-cell table:style-name="ce7" office:value-type="float" office:value="-3.114941" calcext:value-type="float">
            <text:p>-3,115</text:p>
          </table:table-cell>
          <table:table-cell office:value-type="float" office:value="990" calcext:value-type="float">
            <text:p>9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apuerca Galeria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2.3514228189391" calcext:value-type="float">
            <text:p>42,351</text:p>
          </table:table-cell>
          <table:table-cell table:style-name="ce7" office:value-type="float" office:value="-3.51980402628763" calcext:value-type="float">
            <text:p>-3,52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a de los Huesos</text:p>
          </table:table-cell>
          <table:table-cell office:value-type="string" calcext:value-type="string">
            <text:p>SIMH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2.3463496408669" calcext:value-type="float">
            <text:p>42,346</text:p>
          </table:table-cell>
          <table:table-cell table:style-name="ce7" office:value-type="float" office:value="-3.51564952725809" calcext:value-type="float">
            <text:p>-3,516</text:p>
          </table:table-cell>
          <table:table-cell office:value-type="float" office:value="1010" calcext:value-type="float">
            <text:p>1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otillo</text:p>
          </table:table-cell>
          <table:table-cell office:value-type="string" calcext:value-type="string">
            <text:p>SOT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1610763071268" calcext:value-type="float">
            <text:p>39,161</text:p>
          </table:table-cell>
          <table:table-cell table:style-name="ce7" office:value-type="float" office:value="-4.02092346660998" calcext:value-type="float">
            <text:p>-4,021</text:p>
          </table:table-cell>
          <table:table-cell office:value-type="float" office:value="635" calcext:value-type="float">
            <text:p>6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bo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2.1211373200567" calcext:value-type="float">
            <text:p>42,121</text:p>
          </table:table-cell>
          <table:table-cell table:style-name="ce7" office:value-type="float" office:value="-8.28166488409441" calcext:value-type="float">
            <text:p>-8,282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to Maior</text:p>
          </table:table-cell>
          <table:table-cell office:value-type="string" calcext:value-type="string">
            <text:p>PMAI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2.0739475860892" calcext:value-type="float">
            <text:p>42,074</text:p>
          </table:table-cell>
          <table:table-cell table:style-name="ce7" office:value-type="float" office:value="-8.42768230973639" calcext:value-type="float">
            <text:p>-8,428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nta Ana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4267259338269" calcext:value-type="float">
            <text:p>39,427</text:p>
          </table:table-cell>
          <table:table-cell table:style-name="ce7" office:value-type="float" office:value="-6.36873996336785" calcext:value-type="float">
            <text:p>-6,369</text:p>
          </table:table-cell>
          <table:table-cell office:value-type="float" office:value="450" calcext:value-type="float">
            <text:p>4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balá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8.924337678346" calcext:value-type="float">
            <text:p>38,924</text:p>
          </table:table-cell>
          <table:table-cell table:style-name="ce7" office:value-type="float" office:value="-4.02665401928065" calcext:value-type="float">
            <text:p>-4,027</text:p>
          </table:table-cell>
          <table:table-cell office:value-type="float" office:value="580" calcext:value-type="float">
            <text:p>5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nedo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9597435500724" calcext:value-type="float">
            <text:p>39,960</text:p>
          </table:table-cell>
          <table:table-cell table:style-name="ce7" office:value-type="float" office:value="-3.87006147871691" calcext:value-type="float">
            <text:p>-3,870</text:p>
          </table:table-cell>
          <table:table-cell office:value-type="float" office:value="480" calcext:value-type="float">
            <text:p>4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uta da Aroeira</text:p>
          </table:table-cell>
          <table:table-cell office:value-type="string" calcext:value-type="string">
            <text:p>ARO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5056846612062" calcext:value-type="float">
            <text:p>39,506</text:p>
          </table:table-cell>
          <table:table-cell table:style-name="ce7" office:value-type="float" office:value="-8.61628817070057" calcext:value-type="float">
            <text:p>-8,616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nte Pino</text:p>
          </table:table-cell>
          <table:table-cell office:value-type="string" calcext:value-type="string">
            <text:p>PPIN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7793742495898" calcext:value-type="float">
            <text:p>39,779</text:p>
          </table:table-cell>
          <table:table-cell table:style-name="ce7" office:value-type="float" office:value="-5.0862197989562" calcext:value-type="float">
            <text:p>-5,086</text:p>
          </table:table-cell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rtalejo</text:p>
          </table:table-cell>
          <table:table-cell office:value-type="string" calcext:value-type="string">
            <text:p>SARTA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0.0494977489467" calcext:value-type="float">
            <text:p>40,049</text:p>
          </table:table-cell>
          <table:table-cell table:style-name="ce7" office:value-type="float" office:value="-6.28191197878145" calcext:value-type="float">
            <text:p>-6,282</text:p>
          </table:table-cell>
          <table:table-cell office:value-type="float" office:value="302" calcext:value-type="float">
            <text:p>3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 Gándaras de Budiño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2.1065584790361" calcext:value-type="float">
            <text:p>42,107</text:p>
          </table:table-cell>
          <table:table-cell table:style-name="ce7" office:value-type="float" office:value="-8.62034873493061" calcext:value-type="float">
            <text:p>-8,62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le do Forno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2440816573961" calcext:value-type="float">
            <text:p>39,244</text:p>
          </table:table-cell>
          <table:table-cell table:style-name="ce7" office:value-type="float" office:value="-8.60382057023918" calcext:value-type="float">
            <text:p>-8,604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al do Azemel</text:p>
          </table:table-cell>
          <table:table-cell office:value-type="string" calcext:value-type="string">
            <text:p>CDA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6643436052201" calcext:value-type="float">
            <text:p>39,664</text:p>
          </table:table-cell>
          <table:table-cell table:style-name="ce7" office:value-type="float" office:value="-8.82866597464332" calcext:value-type="float">
            <text:p>-8,829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 Maya</text:p>
          </table:table-cell>
          <table:table-cell office:value-type="string" calcext:value-type="string">
            <text:p>LMAY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0.6744230255354" calcext:value-type="float">
            <text:p>40,674</text:p>
          </table:table-cell>
          <table:table-cell table:style-name="ce7" office:value-type="float" office:value="-5.59371373790398" calcext:value-type="float">
            <text:p>-5,594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Castillo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Cave</text:p>
          </table:table-cell>
          <table:table-cell table:style-name="ce9" office:value-type="string" calcext:value-type="string">
            <text:p>Lat.Pleist</text:p>
          </table:table-cell>
          <table:table-cell office:value-type="string" calcext:value-type="string">
            <text:p>Ach</text:p>
          </table:table-cell>
          <table:table-cell office:value-type="float" office:value="43.292" calcext:value-type="float">
            <text:p>43,292</text:p>
          </table:table-cell>
          <table:table-cell office:value-type="float" office:value="-3.965" calcext:value-type="float">
            <text:p>-3,965</text:p>
          </table:table-cell>
          <table:table-cell office:value-type="float" office:value="380" calcext:value-type="float">
            <text:p>380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h-EMP-IP" table:style-name="ta1">
        <table:table-column table:style-name="co2" table:number-columns-repeated="8" table:default-cell-style-name="ce5"/>
        <table:table-row table:style-name="ro1"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Site.Acronym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eriod</text:p>
          </table:table-cell>
          <table:table-cell table:style-name="ce4" office:value-type="string" calcext:value-type="string">
            <text:p>Lithic.Tech</text:p>
          </table:table-cell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Altitude.masl</text:p>
          </table:table-cell>
        </table:table-row>
        <table:table-row table:style-name="ro1">
          <table:table-cell office:value-type="string" calcext:value-type="string">
            <text:p>Ventalapedr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Lat.Pleist</text:p>
          </table:table-cell>
          <table:table-cell office:value-type="string" calcext:value-type="string">
            <text:p>EMP</text:p>
          </table:table-cell>
          <table:table-cell office:value-type="float" office:value="-3.406" calcext:value-type="float">
            <text:p>-3,406</text:p>
          </table:table-cell>
          <table:table-cell office:value-type="float" office:value="43.261" calcext:value-type="float">
            <text:p>43,26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stret de Tragó</text:p>
          </table:table-cell>
          <table:table-cell office:value-type="string" calcext:value-type="string">
            <text:p>ETRAG</text:p>
          </table:table-cell>
          <table:table-cell office:value-type="string" calcext:value-type="string">
            <text:p>Rockshelter</text:p>
          </table:table-cell>
          <table:table-cell office:value-type="string" calcext:value-type="string">
            <text:p>Lat.Pleist</text:p>
          </table:table-cell>
          <table:table-cell office:value-type="string" calcext:value-type="string">
            <text:p>EMP</text:p>
          </table:table-cell>
          <table:table-cell office:value-type="float" office:value="0.589" calcext:value-type="float">
            <text:p>0,589</text:p>
          </table:table-cell>
          <table:table-cell office:value-type="float" office:value="41.92" calcext:value-type="float">
            <text:p>41,9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Las Grajas</text:p>
          </table:table-cell>
          <table:table-cell office:value-type="string" calcext:value-type="string">
            <text:p>GRAJ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Lat.Pleist</text:p>
          </table:table-cell>
          <table:table-cell office:value-type="string" calcext:value-type="string">
            <text:p>EMP</text:p>
          </table:table-cell>
          <table:table-cell office:value-type="float" office:value="-4.388" calcext:value-type="float">
            <text:p>-4,388</text:p>
          </table:table-cell>
          <table:table-cell office:value-type="float" office:value="37.107" calcext:value-type="float">
            <text:p>37,10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Bolomo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EMP</text:p>
          </table:table-cell>
          <table:table-cell office:value-type="float" office:value="-0.25" calcext:value-type="float">
            <text:p>-0,25</text:p>
          </table:table-cell>
          <table:table-cell office:value-type="float" office:value="39.059" calcext:value-type="float">
            <text:p>39,05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uesta de la Bajada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EMP</text:p>
          </table:table-cell>
          <table:table-cell office:value-type="float" office:value="-1.108" calcext:value-type="float">
            <text:p>-1,108</text:p>
          </table:table-cell>
          <table:table-cell office:value-type="float" office:value="40.365" calcext:value-type="float">
            <text:p>40,365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La Boella</text:p>
          </table:table-cell>
          <table:table-cell office:value-type="string" calcext:value-type="string">
            <text:p>BOEL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Ear.Ple.Cal</text:p>
          </table:table-cell>
          <table:table-cell office:value-type="string" calcext:value-type="string">
            <text:p>Ach</text:p>
          </table:table-cell>
          <table:table-cell office:value-type="float" office:value="1.17" calcext:value-type="float">
            <text:p>1,17</text:p>
          </table:table-cell>
          <table:table-cell office:value-type="float" office:value="41.136" calcext:value-type="float">
            <text:p>41,1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ueva Negra del Estrecho del Río Quípar</text:p>
          </table:table-cell>
          <table:table-cell office:value-type="string" calcext:value-type="string">
            <text:p>CNERQ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ar.Ple.Cal</text:p>
          </table:table-cell>
          <table:table-cell office:value-type="string" calcext:value-type="string">
            <text:p>Ach</text:p>
          </table:table-cell>
          <table:table-cell office:value-type="float" office:value="-1.885" calcext:value-type="float">
            <text:p>-1,885</text:p>
          </table:table-cell>
          <table:table-cell office:value-type="float" office:value="38.037" calcext:value-type="float">
            <text:p>38,037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Atapuerca TD10</text:p>
          </table:table-cell>
          <table:table-cell office:value-type="string" calcext:value-type="string">
            <text:p>TD10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EMP</text:p>
          </table:table-cell>
          <table:table-cell office:value-type="float" office:value="-3.52" calcext:value-type="float">
            <text:p>-3,52</text:p>
          </table:table-cell>
          <table:table-cell office:value-type="float" office:value="42.352" calcext:value-type="float">
            <text:p>42,3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brona Sup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EMP</text:p>
          </table:table-cell>
          <table:table-cell office:value-type="float" office:value="-2.499" calcext:value-type="float">
            <text:p>-2,499</text:p>
          </table:table-cell>
          <table:table-cell office:value-type="float" office:value="41.16" calcext:value-type="float">
            <text:p>41,16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Cueva del Ángel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EMP</text:p>
          </table:table-cell>
          <table:table-cell office:value-type="float" office:value="-4.479" calcext:value-type="float">
            <text:p>-4,479</text:p>
          </table:table-cell>
          <table:table-cell office:value-type="float" office:value="37.37" calcext:value-type="float">
            <text:p>37,3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ridos II</text:p>
          </table:table-cell>
          <table:table-cell office:value-type="string" calcext:value-type="string">
            <text:p>ARII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3.523" calcext:value-type="float">
            <text:p>-3,523</text:p>
          </table:table-cell>
          <table:table-cell office:value-type="float" office:value="40.303" calcext:value-type="float">
            <text:p>40,30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Solana del Zamborino</text:p>
          </table:table-cell>
          <table:table-cell office:value-type="string" calcext:value-type="string">
            <text:p>SDZA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3.115" calcext:value-type="float">
            <text:p>-3,115</text:p>
          </table:table-cell>
          <table:table-cell office:value-type="float" office:value="37.388" calcext:value-type="float">
            <text:p>37,388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Atapuerca Galeria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3.52" calcext:value-type="float">
            <text:p>-3,52</text:p>
          </table:table-cell>
          <table:table-cell office:value-type="float" office:value="42.351" calcext:value-type="float">
            <text:p>42,3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ima de los Huesos</text:p>
          </table:table-cell>
          <table:table-cell office:value-type="string" calcext:value-type="string">
            <text:p>SIMH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3.516" calcext:value-type="float">
            <text:p>-3,516</text:p>
          </table:table-cell>
          <table:table-cell office:value-type="float" office:value="42.346" calcext:value-type="float">
            <text:p>42,34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l Sotillo</text:p>
          </table:table-cell>
          <table:table-cell office:value-type="string" calcext:value-type="string">
            <text:p>SOT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4.021" calcext:value-type="float">
            <text:p>-4,021</text:p>
          </table:table-cell>
          <table:table-cell office:value-type="float" office:value="39.161" calcext:value-type="float">
            <text:p>39,161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Arbo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8.282" calcext:value-type="float">
            <text:p>-8,282</text:p>
          </table:table-cell>
          <table:table-cell office:value-type="float" office:value="42.121" calcext:value-type="float">
            <text:p>42,12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orto Maior</text:p>
          </table:table-cell>
          <table:table-cell office:value-type="string" calcext:value-type="string">
            <text:p>PMAI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8.428" calcext:value-type="float">
            <text:p>-8,428</text:p>
          </table:table-cell>
          <table:table-cell office:value-type="float" office:value="42.074" calcext:value-type="float">
            <text:p>42,0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anta Ana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6.369" calcext:value-type="float">
            <text:p>-6,369</text:p>
          </table:table-cell>
          <table:table-cell office:value-type="float" office:value="39.427" calcext:value-type="float">
            <text:p>39,42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Albalá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4.027" calcext:value-type="float">
            <text:p>-4,027</text:p>
          </table:table-cell>
          <table:table-cell office:value-type="float" office:value="38.924" calcext:value-type="float">
            <text:p>38,92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Pinedo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3.87" calcext:value-type="float">
            <text:p>-3,87</text:p>
          </table:table-cell>
          <table:table-cell office:value-type="float" office:value="39.96" calcext:value-type="float">
            <text:p>39,9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Gruta da Aroeira</text:p>
          </table:table-cell>
          <table:table-cell office:value-type="string" calcext:value-type="string">
            <text:p>ARO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8.616" calcext:value-type="float">
            <text:p>-8,616</text:p>
          </table:table-cell>
          <table:table-cell office:value-type="float" office:value="39.506" calcext:value-type="float">
            <text:p>39,50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Puente Pino</text:p>
          </table:table-cell>
          <table:table-cell office:value-type="string" calcext:value-type="string">
            <text:p>PPIN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5.086" calcext:value-type="float">
            <text:p>-5,086</text:p>
          </table:table-cell>
          <table:table-cell office:value-type="float" office:value="39.779" calcext:value-type="float">
            <text:p>39,77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l Sartalejo</text:p>
          </table:table-cell>
          <table:table-cell office:value-type="string" calcext:value-type="string">
            <text:p>SARTA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6.282" calcext:value-type="float">
            <text:p>-6,282</text:p>
          </table:table-cell>
          <table:table-cell office:value-type="float" office:value="40.049" calcext:value-type="float">
            <text:p>40,04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As Gándaras de Budiño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8.62" calcext:value-type="float">
            <text:p>-8,62</text:p>
          </table:table-cell>
          <table:table-cell office:value-type="float" office:value="42.107" calcext:value-type="float">
            <text:p>42,1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ale do Forno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8.604" calcext:value-type="float">
            <text:p>-8,604</text:p>
          </table:table-cell>
          <table:table-cell office:value-type="float" office:value="39.244" calcext:value-type="float">
            <text:p>39,2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sal do Azemel</text:p>
          </table:table-cell>
          <table:table-cell office:value-type="string" calcext:value-type="string">
            <text:p>CDA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8.829" calcext:value-type="float">
            <text:p>-8,829</text:p>
          </table:table-cell>
          <table:table-cell office:value-type="float" office:value="39.664" calcext:value-type="float">
            <text:p>39,6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a Maya</text:p>
          </table:table-cell>
          <table:table-cell office:value-type="string" calcext:value-type="string">
            <text:p>LMAY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5.594" calcext:value-type="float">
            <text:p>-5,594</text:p>
          </table:table-cell>
          <table:table-cell office:value-type="float" office:value="40.674" calcext:value-type="float">
            <text:p>40,674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Ambrona Inferior</text:p>
          </table:table-cell>
          <table:table-cell office:value-type="string" calcext:value-type="string">
            <text:p>AMBINF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2.499" calcext:value-type="float">
            <text:p>-2,499</text:p>
          </table:table-cell>
          <table:table-cell office:value-type="float" office:value="41.16" calcext:value-type="float">
            <text:p>41,16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Torralba</text:p>
          </table:table-cell>
          <table:table-cell office:value-type="string" calcext:value-type="string">
            <text:p>TORR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2.504" calcext:value-type="float">
            <text:p>-2,504</text:p>
          </table:table-cell>
          <table:table-cell office:value-type="float" office:value="41.138" calcext:value-type="float">
            <text:p>41,138</text:p>
          </table:table-cell>
          <table:table-cell office:value-type="float" office:value="1260" calcext:value-type="float">
            <text:p>1260</text:p>
          </table:table-cell>
        </table:table-row>
      </table:table>
      <table:named-expressions>
        <table:named-expression table:name="Excel_BuiltIn__FilterDatabase_1" table:base-cell-address="$'Init-Ach'.$A$1" table:expression="0"/>
        <table:named-expression table:name="Excel_BuiltIn__FilterDatabase_1_1" table:base-cell-address="$'Init-Ach'.$A$1" table:expression="0"/>
        <table:named-expression table:name="Excel_BuiltIn__FilterDatabase_1_1_1" table:base-cell-address="$'Init-Ach'.$A$1" table:expression="0"/>
        <table:named-expression table:name="Excel_BuiltIn__FilterDatabase_1_1_1_1" table:base-cell-address="$'Init-Ach'.$A$1" table:expression="0"/>
        <table:named-expression table:name="Excel_BuiltIn__FilterDatabase_2" table:base-cell-address="$'Init-Ach'.$A$1" table:expression="0"/>
        <table:named-expression table:name="Excel_BuiltIn__FilterDatabase_2_1" table:base-cell-address="$'Init-Ach'.$A$1" table:expression="0"/>
        <table:named-expression table:name="Excel_BuiltIn__FilterDatabase_2_1_1" table:base-cell-address="$'Init-Ach'.$A$1" table:expression="0"/>
        <table:named-expression table:name="Excel_BuiltIn__FilterDatabase_2_1_1_1" table:base-cell-address="$'Init-Ach'.$A$1" table:expression="0"/>
        <table:named-expression table:name="Excel_BuiltIn__FilterDatabase_3" table:base-cell-address="$'Init-Ach'.$A$1" table:expression="0"/>
        <table:named-expression table:name="Excel_BuiltIn__FilterDatabase_3_1" table:base-cell-address="$'Init-Ach'.$A$1" table:expression="0"/>
        <table:named-expression table:name="Excel_BuiltIn__FilterDatabase_3_1_1" table:base-cell-address="$'Init-Ach'.$A$1" table:expression="0"/>
        <table:named-expression table:name="Excel_BuiltIn__FilterDatabase_3_1_1_1" table:base-cell-address="$'Init-Ach'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E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1pt" style:font-name-asian="Calibri2" style:font-family-asian="Calibri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decimal-places="0" number:min-integer-digits="1" number:grouping="true"/>
      <number:text> €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3P2" style:volatile="true">
      <number:text> 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-</number:text>
      <number:number number:decimal-places="0" number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-</number:text>
      <number:number number:decimal-places="0" number:min-decimal-places="0" number:min-integer-digits="0"/>
      <number:text>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">
      <number:number number:decimal-places="7" number:min-decimal-places="7" number:min-integer-digits="1" number:grouping="true"/>
    </number:number-style>
    <number:number-style style:name="N147">
      <number:number number:decimal-places="6" number:min-decimal-places="6" number:min-integer-digits="1" number:grouping="true"/>
    </number:number-style>
    <number:number-style style:name="N148">
      <number:number number:decimal-places="7" number:min-decimal-places="7" number:min-integer-digits="1"/>
    </number:number-style>
    <number:number-style style:name="N149">
      <number:number number:decimal-places="9" number:min-decimal-places="9" number:min-integer-digits="1"/>
    </number:number-style>
    <number:number-style style:name="N150">
      <number:number number:decimal-places="10" number:min-decimal-places="10" number:min-integer-digits="1"/>
    </number:number-style>
    <number:number-style style:name="N151">
      <number:number number:decimal-places="11" number:min-decimal-places="11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53">
      <number:number number:decimal-places="6" number:min-decimal-places="6" number:min-integer-digits="1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Calibri2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7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8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12:29:27.7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tes" style:display-name="PageStyle_Site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tes_20_1" style:display-name="PageStyle_Sites 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tes_20_2" style:display-name="PageStyle_Sites 2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3" style:display-name="PageStyle_Sheet1 3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4" style:display-name="PageStyle_Sheet1 4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5" style:display-name="PageStyle_Sheet1 5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6" style:display-name="PageStyle_Sheet1 6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TJL</meta:initial-creator>
    <meta:creation-date>2016-08-18T13:39:56Z</meta:creation-date>
    <dc:date>2024-01-17T12:29:37.684000000</dc:date>
    <meta:editing-duration>PT11H18M11S</meta:editing-duration>
    <meta:editing-cycles>29</meta:editing-cycles>
    <meta:document-statistic meta:table-count="3" meta:cell-count="472" meta:object-count="0"/>
  </office:meta>
</office:document-meta>
</file>